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ear Mr Morais/</text:p>
      <text:p text:style-name="P2"><text:tab/>If you have not/ already written me will/ you kindly let me know/ what time to expect you./</text:p>
      <text:p text:style-name="P2"><text:tab/>We shall tea about 6 or 6.30/ and shall be due at synagogue/ at 8 o'clock. <text:s/>The gathering/ will be in the meeting room,/ I suppose we will occupy the/ platform together till 9.30. <text:s/>There/ will be an Arbil,--the auditorium/</text:p>
      <text:p text:style-name="P2"/>
      <text:p text:style-name="P2">[Page 2]</text:p>
      <text:p text:style-name="P2">of the synagogue is by no/ means fitted for easy speaking/ or calculated to promote/ the comfort of an audience./<text:tab/></text:p>
      <text:p text:style-name="P2"><text:tab/>I am writing at Judge Cardoza's/ where I have been since Sat'dy/ night,--a daughter dying, just dear./ <text:s/>As it is the Nathan family it will/ diminish our audience./</text:p>
      <text:p text:style-name="P2"><text:tab/>Yrs H. P. Mendes./</text:p>
      <text:p text:style-name="P2">We dine at 1 o'clock, can/ you come to dinner? <text:s/>If so send/ me a despatch[sic!]./</text:p>
      <text:p text:style-name="P2"><text:soft-page-break/>[?] W 30. <text:s/>Tuesda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42:37.06</meta:creation-date>
    <meta:document-statistic meta:table-count="0" meta:image-count="0" meta:object-count="0" meta:page-count="3" meta:paragraph-count="70" meta:word-count="300" meta:character-count="1984"/>
    <dc:date>2012-01-23T14:47:26.19</dc:date>
    <dc:creator>Penn Libraries</dc:creator>
    <meta:editing-duration>PT00H04M49S</meta:editing-duration>
    <meta:editing-cycles>1</meta:editing-cycles>
    <meta:generator>OpenOffice.org/3.2$Win32 OpenOffice.org_project/320m12$Build-9483</meta:generator>
  </office:meta>
</office:document-meta>
</file>